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618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4" table:default-cell-style-name="ce2"/>
        <table:table-row table:style-name="ro1"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Mid-Heading</text:p>
          </table:table-cell>
          <table:table-cell table:style-name="ce1" office:value-type="string" calcext:value-type="string">
            <text:p>Sub-Heading</text:p>
          </table:table-cell>
          <table:table-cell table:style-name="ce1" office:value-type="string" calcext:value-type="string">
            <text:p>Amount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k"jf{wf&lt; ;'wf&lt;</text:p>
          </table:table-cell>
          <table:table-cell office:value-type="string" calcext:value-type="string">
            <text:p>;Šs, Û'^kfy tyf kfls{u_</text:p>
          </table:table-cell>
          <table:table-cell office:value-type="float" office:value="538000000" calcext:value-type="float">
            <text:p>538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k"jf{wf&lt; ;'wf&lt;</text:p>
          </table:table-cell>
          <table:table-cell office:value-type="string" calcext:value-type="string">
            <text:p>Šs alQ œg].la.k|f.nfO{ lbg </text:p>
          </table:table-cell>
          <table:table-cell office:value-type="float" office:value="39550000" calcext:value-type="float">
            <text:p>3955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k"jf{wf&lt; ;'wf&lt;</text:p>
          </table:table-cell>
          <table:table-cell office:value-type="string" calcext:value-type="string">
            <text:p>jŠf :t&lt;Lo ljsf; gof_ À of]hgf</text:p>
          </table:table-cell>
          <table:table-cell office:value-type="float" office:value="122000000" calcext:value-type="float">
            <text:p>12200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k"jf{wf&lt; ;'wf&lt;</text:p>
          </table:table-cell>
          <table:table-cell office:value-type="string" calcext:value-type="string">
            <text:p>hUuf d'cfJhf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k"jf{wf&lt; ;'wf&lt;</text:p>
          </table:table-cell>
          <table:table-cell office:value-type="string" calcext:value-type="string">
            <text:p>Ifltk"lt{ tyf cGo d'cfJhf</text:p>
          </table:table-cell>
          <table:table-cell office:value-type="float" office:value="1500000" calcext:value-type="float">
            <text:p>15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;'wf&lt;</text:p>
          </table:table-cell>
          <table:table-cell office:value-type="string" calcext:value-type="string">
            <text:p>(n lgsf;</text:p>
          </table:table-cell>
          <table:table-cell office:value-type="float" office:value="5000000" calcext:value-type="float">
            <text:p>500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;'wf&lt;</text:p>
          </table:table-cell>
          <table:table-cell office:value-type="string" calcext:value-type="string">
            <text:p>vfg]kfgL</text:p>
          </table:table-cell>
          <table:table-cell office:value-type="float" office:value="1000000" calcext:value-type="float">
            <text:p>1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;'wf&lt;</text:p>
          </table:table-cell>
          <table:table-cell office:value-type="string" calcext:value-type="string">
            <text:p>kfs{x?</text:p>
          </table:table-cell>
          <table:table-cell office:value-type="float" office:value="28350000" calcext:value-type="float">
            <text:p>2835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;'wf&lt;</text:p>
          </table:table-cell>
          <table:table-cell office:value-type="string" calcext:value-type="string">
            <text:p>;fa{hlgs zf}rfno</text:p>
          </table:table-cell>
          <table:table-cell office:value-type="float" office:value="600000" calcext:value-type="float">
            <text:p>60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;'wf&lt;</text:p>
          </table:table-cell>
          <table:table-cell office:value-type="string" calcext:value-type="string">
            <text:p>Nof)ŠlÛNŠ œ^«fG;Û&lt; :^]zg AoÀ</text:p>
          </table:table-cell>
          <table:table-cell office:value-type="float" office:value="30600000" calcext:value-type="float">
            <text:p>3060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;'wf&lt;</text:p>
          </table:table-cell>
          <table:table-cell office:value-type="string" calcext:value-type="string">
            <text:p>If]q-;Šs ;&lt;-;ÛfO{ vr{</text:p>
          </table:table-cell>
          <table:table-cell office:value-type="float" office:value="5000000" calcext:value-type="float">
            <text:p>5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fdflhs ;]jf</text:p>
          </table:table-cell>
          <table:table-cell office:value-type="string" calcext:value-type="string">
            <text:p>xl:k^n œcs'k~r&lt;À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hg-:jf:Yo</text:p>
          </table:table-cell>
          <table:table-cell office:value-type="string" calcext:value-type="string">
            <text:p>d[t hLjhGt' ;b\ut</text:p>
          </table:table-cell>
          <table:table-cell office:value-type="float" office:value="2500000" calcext:value-type="float">
            <text:p>250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hg-:jf:Yo</text:p>
          </table:table-cell>
          <table:table-cell office:value-type="string" calcext:value-type="string">
            <text:p>%fŠfufO{ lgoGq)f</text:p>
          </table:table-cell>
          <table:table-cell office:value-type="float" office:value="500000" calcext:value-type="float">
            <text:p>5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hg-:jf:Yo</text:p>
          </table:table-cell>
          <table:table-cell office:value-type="string" calcext:value-type="string">
            <text:p>e':ofxf s's'&lt; lgoGq)f</text:p>
          </table:table-cell>
          <table:table-cell office:value-type="float" office:value="2300000" calcext:value-type="float">
            <text:p>23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dfh sNof)f cGo ;]jf</text:p>
          </table:table-cell>
          <table:table-cell office:value-type="string" calcext:value-type="string">
            <text:p>afn &gt;lds sfo{s|d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dfh sNof)f cGo ;]jf</text:p>
          </table:table-cell>
          <table:table-cell office:value-type="string" calcext:value-type="string">
            <text:p>hg-r]tgf cleofg</text:p>
          </table:table-cell>
          <table:table-cell office:value-type="float" office:value="1000000" calcext:value-type="float">
            <text:p>1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dfh sNof)f cGo ;]jf</text:p>
          </table:table-cell>
          <table:table-cell office:value-type="string" calcext:value-type="string">
            <text:p>;fd'bflos ljsf;</text:p>
          </table:table-cell>
          <table:table-cell office:value-type="float" office:value="153600000" calcext:value-type="float">
            <text:p>1536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dfh sNof)f cGo ;]jf</text:p>
          </table:table-cell>
          <table:table-cell office:value-type="string" calcext:value-type="string">
            <text:p>k|sf]k / ljkb Joj:yfkg</text:p>
          </table:table-cell>
          <table:table-cell office:value-type="float" office:value="1000000" calcext:value-type="float">
            <text:p>1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dfh sNof)f cGo ;]jf</text:p>
          </table:table-cell>
          <table:table-cell office:value-type="string" calcext:value-type="string">
            <text:p>lzIff tyf v]ns"b</text:p>
          </table:table-cell>
          <table:table-cell office:value-type="float" office:value="13100000" calcext:value-type="float">
            <text:p>131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dfh sNof)f cGo ;]jf</text:p>
          </table:table-cell>
          <table:table-cell office:value-type="string" calcext:value-type="string">
            <text:p>laleGg ;_#;_:yfnfO{ sfo{s|d cg'bf</text:p>
          </table:table-cell>
          <table:table-cell office:value-type="float" office:value="2500000" calcext:value-type="float">
            <text:p>25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hg-:jf:Yo cGo ;]jf</text:p>
          </table:table-cell>
          <table:table-cell office:value-type="string" calcext:value-type="string">
            <text:p>&lt;fli^«o le^fldg æPÆ sfo{s|d</text:p>
          </table:table-cell>
          <table:table-cell office:value-type="float" office:value="1200000" calcext:value-type="float">
            <text:p>12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hg-:jf:Yo cGo ;]jf</text:p>
          </table:table-cell>
          <table:table-cell office:value-type="string" calcext:value-type="string">
            <text:p>dxfdf&lt;L &lt;f]u lgoGq)f</text:p>
          </table:table-cell>
          <table:table-cell office:value-type="float" office:value="1800000" calcext:value-type="float">
            <text:p>18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hg-:jf:Yo cGo ;]jf</text:p>
          </table:table-cell>
          <table:table-cell office:value-type="string" calcext:value-type="string">
            <text:p>vfB ;'&lt;Iff ;DaGwL sfo{s|d</text:p>
          </table:table-cell>
          <table:table-cell office:value-type="float" office:value="7150000" calcext:value-type="float">
            <text:p>715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hg-:jf:Yo cGo ;]jf</text:p>
          </table:table-cell>
          <table:table-cell office:value-type="string" calcext:value-type="string">
            <text:p>:jf:Yo lzlj&lt;</text:p>
          </table:table-cell>
          <table:table-cell office:value-type="float" office:value="1350000" calcext:value-type="float">
            <text:p>135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hg-:jf:Yo cGo ;]jf</text:p>
          </table:table-cell>
          <table:table-cell office:value-type="string" calcext:value-type="string">
            <text:p>sd{rf&lt;L :jf:Yo k&lt;LIf)f</text:p>
          </table:table-cell>
          <table:table-cell office:value-type="float" office:value="1000000" calcext:value-type="float">
            <text:p>1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hg-:jf:Yo cGo ;]jf</text:p>
          </table:table-cell>
          <table:table-cell office:value-type="string" calcext:value-type="string">
            <text:p>HIV/AIDS DaGwL sfo{s|d</text:p>
          </table:table-cell>
          <table:table-cell office:value-type="float" office:value="400000" calcext:value-type="float">
            <text:p>40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hg-:jf:Yo cGo ;]jf</text:p>
          </table:table-cell>
          <table:table-cell office:value-type="string" calcext:value-type="string">
            <text:p>Ifo&lt;f]u lgoGq)f</text:p>
          </table:table-cell>
          <table:table-cell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hg-:jf:Yo cGo ;]jf</text:p>
          </table:table-cell>
          <table:table-cell office:value-type="string" calcext:value-type="string">
            <text:p>hg:jf:Yo DaGwL cGo sfo{</text:p>
          </table:table-cell>
          <table:table-cell office:value-type="float" office:value="18840000" calcext:value-type="float">
            <text:p>1884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Dkbf/ko{^g cGo ;]jf</text:p>
          </table:table-cell>
          <table:table-cell office:value-type="string" calcext:value-type="string">
            <text:p>xgúdfg (f]sf ;_&lt;If)f cfof]hgf</text:p>
          </table:table-cell>
          <table:table-cell office:value-type="float" office:value="200000000" calcext:value-type="float">
            <text:p>20000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Dkbf/ko{^g cGo ;]jf</text:p>
          </table:table-cell>
          <table:table-cell office:value-type="string" calcext:value-type="string">
            <text:p>;Dkbf ;_&lt;If)f cGo sfo{s|d</text:p>
          </table:table-cell>
          <table:table-cell office:value-type="float" office:value="42500000" calcext:value-type="float">
            <text:p>425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Dkbf/ko{^g cGo ;]jf</text:p>
          </table:table-cell>
          <table:table-cell office:value-type="string" calcext:value-type="string">
            <text:p>of]hgfx?</text:p>
          </table:table-cell>
          <table:table-cell office:value-type="float" office:value="75500000" calcext:value-type="float">
            <text:p>755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tyf ;~rf&lt; cGo</text:p>
          </table:table-cell>
          <table:table-cell office:value-type="string" calcext:value-type="string">
            <text:p>pk-s&lt;)f dd{t ;Def&lt;</text:p>
          </table:table-cell>
          <table:table-cell office:value-type="float" office:value="200000" calcext:value-type="float">
            <text:p>20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tyf ;~rf&lt; cGo</text:p>
          </table:table-cell>
          <table:table-cell office:value-type="string" calcext:value-type="string">
            <text:p>k|ToIf k|;f&lt;)f</text:p>
          </table:table-cell>
          <table:table-cell office:value-type="float" office:value="50000" calcext:value-type="float">
            <text:p>5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tyf ;~rf&lt; cGo</text:p>
          </table:table-cell>
          <table:table-cell office:value-type="string" calcext:value-type="string">
            <text:p>k|]; e]^#f^ sfo{s|d</text:p>
          </table:table-cell>
          <table:table-cell office:value-type="float" office:value="150000" calcext:value-type="float">
            <text:p>15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tyf ;~rf&lt; cGo</text:p>
          </table:table-cell>
          <table:table-cell office:value-type="string" calcext:value-type="string">
            <text:p>dxfgu&lt; aún]^Lg/klqsf k|sfzg</text:p>
          </table:table-cell>
          <table:table-cell office:value-type="float" office:value="1250000" calcext:value-type="float">
            <text:p>125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tyf ;~rf&lt; cGo</text:p>
          </table:table-cell>
          <table:table-cell office:value-type="string" calcext:value-type="string">
            <text:p>k|a${gfTds ;fdfu|L / sfo{s|d</text:p>
          </table:table-cell>
          <table:table-cell office:value-type="float" office:value="50000" calcext:value-type="float">
            <text:p>5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tyf ;~rf&lt; cGo</text:p>
          </table:table-cell>
          <table:table-cell office:value-type="string" calcext:value-type="string">
            <text:p>gof_ :^"lŠof] lgdf{)f tyf kf^L{zg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tyf ;~rf&lt; cGo</text:p>
          </table:table-cell>
          <table:table-cell office:value-type="string" calcext:value-type="string">
            <text:p>jflif{s pT;j</text:p>
          </table:table-cell>
          <table:table-cell office:value-type="float" office:value="50000" calcext:value-type="float">
            <text:p>5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tyf ;~rf&lt; cGo</text:p>
          </table:table-cell>
          <table:table-cell office:value-type="string" calcext:value-type="string">
            <text:p>k':tsfno Joj:yf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tyf ;~rf&lt; cGo</text:p>
          </table:table-cell>
          <table:table-cell office:value-type="string" calcext:value-type="string">
            <text:p>xfd|f] sf&amp;dfŠf}_ sfo{s|d - g]kfn ^]</text:p>
          </table:table-cell>
          <table:table-cell office:value-type="float" office:value="6500000" calcext:value-type="float">
            <text:p>65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tyf ;~rf&lt; cGo</text:p>
          </table:table-cell>
          <table:table-cell office:value-type="string" calcext:value-type="string">
            <text:p>&lt;f]oN^L/k'&lt;:sf&lt;</text:p>
          </table:table-cell>
          <table:table-cell office:value-type="float" office:value="100000" calcext:value-type="float">
            <text:p>1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tyf ;~rf&lt; cGo</text:p>
          </table:table-cell>
          <table:table-cell office:value-type="string" calcext:value-type="string">
            <text:p>;"rgf tyf ;~rf&lt; dGqfno &lt;f]oN^</text:p>
          </table:table-cell>
          <table:table-cell office:value-type="float" office:value="300000" calcext:value-type="float">
            <text:p>3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tyf ;~rf&lt; cGo</text:p>
          </table:table-cell>
          <table:table-cell office:value-type="string" calcext:value-type="string">
            <text:p>;"rgf tyf ;~rf&lt;sf cGo sfo{</text:p>
          </table:table-cell>
          <table:table-cell office:value-type="float" office:value="3200000" calcext:value-type="float">
            <text:p>32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fj{hlgs lgdf{)f cGo ;]jf</text:p>
          </table:table-cell>
          <table:table-cell office:value-type="string" calcext:value-type="string">
            <text:p>rfnÒ of]hgf</text:p>
          </table:table-cell>
          <table:table-cell office:value-type="float" office:value="260000000" calcext:value-type="float">
            <text:p>260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fj{hlgs lgdf{)f cGo ;]jf</text:p>
          </table:table-cell>
          <table:table-cell office:value-type="string" calcext:value-type="string">
            <text:p>gof_ of]hgfx? -cGo</text:p>
          </table:table-cell>
          <table:table-cell office:value-type="float" office:value="38000000" calcext:value-type="float">
            <text:p>38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"rgf k|)ffnL cGo ;]jf</text:p>
          </table:table-cell>
          <table:table-cell office:value-type="string" calcext:value-type="string">
            <text:p>;"rgf k|)ffnL s]Gb|</text:p>
          </table:table-cell>
          <table:table-cell office:value-type="float" office:value="34900000" calcext:value-type="float">
            <text:p>349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zx&lt;L ljsf; cGo ;]jf</text:p>
          </table:table-cell>
          <table:table-cell office:value-type="string" calcext:value-type="string">
            <text:p>zx&lt;L of]hgf</text:p>
          </table:table-cell>
          <table:table-cell office:value-type="float" office:value="220450000" calcext:value-type="float">
            <text:p>22045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dlxnf ljsf; sfo{s|d</text:p>
          </table:table-cell>
          <table:table-cell office:value-type="string" calcext:value-type="string">
            <text:p>dlxnf l;kd'ns sfo{s|d</text:p>
          </table:table-cell>
          <table:table-cell office:value-type="float" office:value="2500000" calcext:value-type="float">
            <text:p>25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dlxnf ljsf; sfo{s|d</text:p>
          </table:table-cell>
          <table:table-cell office:value-type="string" calcext:value-type="string">
            <text:p>dlxnf tyf afn ljsf; sfo{s|d</text:p>
          </table:table-cell>
          <table:table-cell office:value-type="float" office:value="10250000" calcext:value-type="float">
            <text:p>1025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laz]if sfo{s|d</text:p>
          </table:table-cell>
          <table:table-cell office:value-type="string" calcext:value-type="string">
            <text:p>sf&amp;dfŠf}_ ;kmf zx&lt; sfo{s|d</text:p>
          </table:table-cell>
          <table:table-cell office:value-type="float" office:value="5000000" calcext:value-type="float">
            <text:p>5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laz]if sfo{s|d</text:p>
          </table:table-cell>
          <table:table-cell office:value-type="string" calcext:value-type="string">
            <text:p>blIf)f PlzofnL ;xof]u ;__u&amp;g ;fs{</text:p>
          </table:table-cell>
          <table:table-cell office:value-type="float" office:value="650000000" calcext:value-type="float">
            <text:p>650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&lt;fh:j cGo ;]jf</text:p>
          </table:table-cell>
          <table:table-cell office:value-type="string" calcext:value-type="string">
            <text:p>ljljw sfo{s|d</text:p>
          </table:table-cell>
          <table:table-cell office:value-type="float" office:value="21600000" calcext:value-type="float">
            <text:p>216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cGo ;]jf</text:p>
          </table:table-cell>
          <table:table-cell office:value-type="string" calcext:value-type="string">
            <text:p>bz}_ ltxf&lt;df laz]if </text:p>
          </table:table-cell>
          <table:table-cell office:value-type="float" office:value="500000" calcext:value-type="float">
            <text:p>50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cGo ;]jf</text:p>
          </table:table-cell>
          <table:table-cell office:value-type="string" calcext:value-type="string">
            <text:p>kfs{ ~rfng vr{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cGo ;]jf</text:p>
          </table:table-cell>
          <table:table-cell office:value-type="string" calcext:value-type="string">
            <text:p>jftfj&lt;)f ljefu cGo sfo{</text:p>
          </table:table-cell>
          <table:table-cell office:value-type="float" office:value="40035000" calcext:value-type="float">
            <text:p>40035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cGo ;]jf</text:p>
          </table:table-cell>
          <table:table-cell office:value-type="string" calcext:value-type="string">
            <text:p>;dÒbfo kl&lt;rfng sfo{s|d</text:p>
          </table:table-cell>
          <table:table-cell office:value-type="float" office:value="18450000" calcext:value-type="float">
            <text:p>1845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cGo ;]jf</text:p>
          </table:table-cell>
          <table:table-cell office:value-type="string" calcext:value-type="string">
            <text:p>ljut jif{sf of]hgf œsfo{;DkGgÀ</text:p>
          </table:table-cell>
          <table:table-cell office:value-type="float" office:value="20000000" calcext:value-type="float">
            <text:p>20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cGo ;]jf</text:p>
          </table:table-cell>
          <table:table-cell office:value-type="string" calcext:value-type="string">
            <text:p>;kmfO{ ;DaGwL sd{rf&lt;L kfl&lt;&gt;lds</text:p>
          </table:table-cell>
          <table:table-cell office:value-type="float" office:value="240000000" calcext:value-type="float">
            <text:p>24000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cGo ;]jf</text:p>
          </table:table-cell>
          <table:table-cell office:value-type="string" calcext:value-type="string">
            <text:p>;kmfO{ ;DaGwL sd{rf&lt;L cGo ;'law</text:p>
          </table:table-cell>
          <table:table-cell office:value-type="float" office:value="62000000" calcext:value-type="float">
            <text:p>62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cGo ;]jf</text:p>
          </table:table-cell>
          <table:table-cell office:value-type="string" calcext:value-type="string">
            <text:p>;kmfO{ sfo{sf] nflu OGwg vr</text:p>
          </table:table-cell>
          <table:table-cell office:value-type="float" office:value="100000000" calcext:value-type="float">
            <text:p>100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jftfj&lt;)f cGo ;]jf</text:p>
          </table:table-cell>
          <table:table-cell office:value-type="string" calcext:value-type="string">
            <text:p>;_oGq dd{t, n'la|s])^\; tyf cGo</text:p>
          </table:table-cell>
          <table:table-cell office:value-type="float" office:value="44000000" calcext:value-type="float">
            <text:p>44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cGt&lt;f{li^«o ;DaGw cGo ;]jf</text:p>
          </table:table-cell>
          <table:table-cell office:value-type="string" calcext:value-type="string">
            <text:p>elugL zx&lt; ;DaGwL sfo{s|d</text:p>
          </table:table-cell>
          <table:table-cell office:value-type="float" office:value="6000000" calcext:value-type="float">
            <text:p>6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cGt&lt;f{li^«o ;DaGw cGo ;]jf</text:p>
          </table:table-cell>
          <table:table-cell office:value-type="string" calcext:value-type="string">
            <text:p>k|a${gfTds ;fdfu|L / sfo{s|d</text:p>
          </table:table-cell>
          <table:table-cell office:value-type="float" office:value="500000" calcext:value-type="float">
            <text:p>5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&lt;fli^«o ;efu[x ljsf;</text:p>
          </table:table-cell>
          <table:table-cell office:value-type="float" office:value="3690000" calcext:value-type="float">
            <text:p>3690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z_vw&lt;kfs{ ljsf;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&lt;fgL kf]v&lt;L ljsf;</text:p>
          </table:table-cell>
          <table:table-cell office:value-type="float" office:value="8970000" calcext:value-type="float">
            <text:p>897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afO;wf&lt;f pBfg ljsf;</text:p>
          </table:table-cell>
          <table:table-cell office:value-type="float" office:value="13845000" calcext:value-type="float">
            <text:p>138450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z_vkfs{ ljsf;</text:p>
          </table:table-cell>
          <table:table-cell office:value-type="float" office:value="2400000" calcext:value-type="float">
            <text:p>24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laQ cGo sfo{</text:p>
          </table:table-cell>
          <table:table-cell office:value-type="string" calcext:value-type="string">
            <text:p>a[xt sDKo'^&lt; ;Û\^j]o&lt; lgdf{)f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laQ cGo sfo{</text:p>
          </table:table-cell>
          <table:table-cell office:value-type="string" calcext:value-type="string">
            <text:p>jh]^ ;°ng, d:of}bf, k'l:tsf tof</text:p>
          </table:table-cell>
          <table:table-cell office:value-type="float" office:value="1000000" calcext:value-type="float">
            <text:p>1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bdsn ;~rfng tyf Joj:yfkg</text:p>
          </table:table-cell>
          <table:table-cell office:value-type="string" calcext:value-type="string">
            <text:p>clUg lgoGq)f ;fdfu|L</text:p>
          </table:table-cell>
          <table:table-cell office:value-type="float" office:value="1300000" calcext:value-type="float">
            <text:p>13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bdsn ;~rfng tyf Joj:yfkg</text:p>
          </table:table-cell>
          <table:table-cell office:value-type="string" calcext:value-type="string">
            <text:p>bdsn dd{t ;Def&lt;</text:p>
          </table:table-cell>
          <table:table-cell office:value-type="float" office:value="1300000" calcext:value-type="float">
            <text:p>13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bdsn ;~rfng tyf Joj:yfkg</text:p>
          </table:table-cell>
          <table:table-cell office:value-type="string" calcext:value-type="string">
            <text:p>sd{rf&lt;L tna ;'lawf</text:p>
          </table:table-cell>
          <table:table-cell office:value-type="float" office:value="7800000" calcext:value-type="float">
            <text:p>78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bdsn ;~rfng tyf Joj:yfkg</text:p>
          </table:table-cell>
          <table:table-cell office:value-type="string" calcext:value-type="string">
            <text:p>bdsn ;~rfng Joj:yfkg cGo</text:p>
          </table:table-cell>
          <table:table-cell office:value-type="float" office:value="450000" calcext:value-type="float">
            <text:p>45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cfof]hgfx?sf] sfo{</text:p>
          </table:table-cell>
          <table:table-cell office:value-type="string" calcext:value-type="string">
            <text:p>;fj{hlgs gLlh ;fem]bf&lt;L sfo{s|d</text:p>
          </table:table-cell>
          <table:table-cell office:value-type="float" office:value="1000000" calcext:value-type="float">
            <text:p>10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cfof]hgfx?sf] sfo{</text:p>
          </table:table-cell>
          <table:table-cell office:value-type="string" calcext:value-type="string">
            <text:p>gofahf&lt; l:yt h'Šf] xn ;_rfng</text:p>
          </table:table-cell>
          <table:table-cell office:value-type="float" office:value="3500000" calcext:value-type="float">
            <text:p>350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"jf{wf/ ;]jf ;~rfng tyf ;Def/</text:p>
          </table:table-cell>
          <table:table-cell office:value-type="string" calcext:value-type="string">
            <text:p>cfof]hgfx?sf] sfo{</text:p>
          </table:table-cell>
          <table:table-cell office:value-type="string" calcext:value-type="string">
            <text:p>cfof]hgf ;rfng cg'bfg</text:p>
          </table:table-cell>
          <table:table-cell office:value-type="float" office:value="40000000" calcext:value-type="float">
            <text:p>40000000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08:37:20.226292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08:52:01.778927352</dc:date>
    <meta:generator>LibreOffice/4.2.4.2$Linux_x86 LibreOffice_project/420m0$Build-2</meta:generator>
    <meta:editing-duration>PT33M5S</meta:editing-duration>
    <meta:editing-cycles>15</meta:editing-cycles>
    <meta:document-statistic meta:table-count="1" meta:cell-count="316" meta:object-count="0"/>
  </office:meta>
</office:document-meta>
</file>